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officeooo:rsid="007ad935" officeooo:paragraph-rsid="00143c8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739619" officeooo:paragraph-rsid="00143c8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751b15" officeooo:paragraph-rsid="00143c8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126a0bf" officeooo:paragraph-rsid="00143c8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76dd02" officeooo:paragraph-rsid="00143c8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7854ca" officeooo:paragraph-rsid="00143c8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2ab57b5" officeooo:paragraph-rsid="00143c8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4b13c2" officeooo:paragraph-rsid="00143c8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78e134" officeooo:paragraph-rsid="00143c8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79e7d4" officeooo:paragraph-rsid="00143c81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officeooo:rsid="0079e7d4" officeooo:paragraph-rsid="00143c8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76dd02" officeooo:paragraph-rsid="00143c81" style:font-size-asian="12pt" style:font-style-asian="italic" style:font-size-complex="12pt" style:font-style-complex="italic"/>
    </style:style>
    <style:style style:name="P13" style:family="paragraph" style:parent-style-name="Standard">
      <style:text-properties officeooo:paragraph-rsid="00143c81"/>
    </style:style>
    <style:style style:name="P14" style:family="paragraph" style:parent-style-name="Heading_20_2">
      <style:paragraph-properties fo:text-align="center" style:justify-single-word="false"/>
      <style:text-properties style:font-name="Liberation Serif" fo:font-size="12pt" officeooo:rsid="00751b15" officeooo:paragraph-rsid="00143c81" style:font-size-asian="12pt" style:font-size-complex="12pt"/>
    </style:style>
    <style:style style:name="T1" style:family="text">
      <style:text-properties officeooo:rsid="0126a0bf"/>
    </style:style>
    <style:style style:name="T2" style:family="text">
      <style:text-properties officeooo:rsid="033c2d2d"/>
    </style:style>
    <style:style style:name="T3" style:family="text">
      <style:text-properties officeooo:rsid="015a20ed"/>
    </style:style>
    <style:style style:name="T4" style:family="text">
      <style:text-properties officeooo:rsid="02ab57b5"/>
    </style:style>
    <style:style style:name="T5" style:family="text">
      <style:text-properties style:font-name="Liberation Serif" fo:font-size="12pt" officeooo:rsid="007854ca" style:font-size-asian="12pt" style:font-size-complex="12pt"/>
    </style:style>
    <style:style style:name="T6" style:family="text">
      <style:text-properties style:font-name="Liberation Serif" fo:font-size="12pt" officeooo:rsid="0078e134" style:font-size-asian="12pt" style:font-size-complex="12pt"/>
    </style:style>
    <style:style style:name="T7" style:family="text">
      <style:text-properties officeooo:rsid="033d95c6"/>
    </style:style>
    <style:style style:name="T8" style:family="text">
      <style:text-properties officeooo:rsid="015a9f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p text:style-name="P2"/>
      <text:p text:style-name="P3">В отряде остались всего четыре дембеля — я, Серый, Рыжий из Днепра, и Саша Рудько.</text:p>
      <text:p text:style-name="P3">Я уже достал себе парадку — попросил у «фазана», потому что из-за перевода меня в четвёртую роту на должность кочегара мне её тогда так и не выдали.</text:p>
      <text:p text:style-name="P3"/>
      <text:p text:style-name="P3">Утром, до начала развода, рядом с сортиром <text:span text:style-name="T1">закрутился </text:span>хоровод.</text:p>
      <text:p text:style-name="P3">Накануне вечером Серый заставил «молодого» автокрановщика везти его с объекта в часть, <text:span text:style-name="T2">а</text:span> уже возле отдельной роты сел сам порулить и — врезался в столб.</text:p>
      <text:p text:style-name="P3">Ничего страшного не произошло, крану даже ремонт не нужен, но начштаба утром как узнал — взбеленился и догнал Серого возле сортира.</text:p>
      <text:p text:style-name="P3">- Бляааадь!!</text:p>
      <text:p text:style-name="P3">Какой замах! Какой хук! Майор вложил в удар весь вес своего габаритного тела и — … промахнулся.</text:p>
      <text:p text:style-name="P3">Отскочил Серый.</text:p>
      <text:p text:style-name="P3">М-да... Эх, майор, а я-то думал, что ты боксёр...</text:p>
      <text:p text:style-name="P3">Начштабу помогли подняться, Серого сопроводили на «губу».</text:p>
      <text:p text:style-name="P3">На разводе замполит объявил, что Рыжий отправляется на дембель, а мы с Рудько — завтра.</text:p>
      <text:p text:style-name="P3">- Товарищ замполит, мне характеристику надо.</text:p>
      <text:p text:style-name="P3">- Какую ещё характеристику?</text:p>
      <text:p text:style-name="P3">- Для поступления в институт.</text:p>
      <text:p text:style-name="P3">- Ну, ты, <text:span text:style-name="T1">Огольцов, совсем, </text:span>блядь, борзой! Охуел? Алкоголик, наркоман, дебошир! Я тебе такую дам характеристику, <text:span text:style-name="T3">что тебя</text:span> ни одна зона не примет — прямиком на крытку повезут.</text:p>
      <text:p text:style-name="P4">Наша вина перед обществом, что ты вообще отсюда выходишь! </text:p>
      <text:p text:style-name="P4">Ну, ничего, общество с тобой справится — в мелкий порошок перетрёт.</text:p>
      <text:p text:style-name="P3"/>
      <text:p text:style-name="P5">Нам троим выдали в штабе деньги. Ничего себе! Так я ещё и заработал!</text:p>
      <text:p text:style-name="P5">Сто двадцать рублей за два года честного труда.</text:p>
      <text:p text:style-name="P5">Мы с Рудько поехали провожать Рыжего и заодно экипироваться.</text:p>
      <text:p text:style-name="P5">В дорогу Рудько купил себе спортивную сумку, а я дипломат-кейс; они только-только входили в моду.</text:p>
      <text:p text:style-name="P5">Его чёрное пластмассовое нутро приняло в себя дембельские гостинцы — колготки Ольге в прозрачном целлофане, бутылку водки нам с отцом, и малиновую шёлковую скатерть с бахромой за 7 руб. 50 коп., которую Рыжий купил своей мамане, но попросил, чтоб полежала в дипломате, пока сбрызнем ему дорожку. <text:s/>Туда же я положил туфли — лёгкие и практичные, из чёрного вельвета, всего за шесть пятьдесят, потому что в отряде я так и не смог найти ботинки для парадки, <text:span text:style-name="T2">а</text:span> те, <text:span text:style-name="T1">в которых вышел в город</text:span>, нужно вернуть в каптёрку третьей роты.</text:p>
      <text:p text:style-name="P5">Когда мы сбрызнули Рыжему дорожку и шумно попрощались, не доходя до остановки, откуда ему ехать на вокзал, я не был пьяным и помнил, что в моём дипломате лежит малиновая скатерть с бахромой, которую он купил своей мамане.</text:p>
      <text:p text:style-name="P5">Я не напомнил Рыжему о ней. </text:p>
      <text:p text:style-name="P5">Я её украл.</text:p>
      <text:p text:style-name="P5">В какой-то момент, <text:span text:style-name="T2">предоставляя мне последний шанс,</text:span> он отрезвело глянул на меня — может вспомню? Но я смолчал.</text:p>
      <text:p text:style-name="P5">Он снова захмелел и пошёл к остановке; вот между нами десять метров; двадцать...</text:p>
      <text:p text:style-name="P5">Но я так и не окликнул:</text:p>
      <text:p text:style-name="P5">- Рыжий! Ты ж забыл!</text:p>
      <text:p text:style-name="P12"/>
      <text:p text:style-name="P12"><text:span text:style-name="T1">(...и</text:span> никакая падла с берегов Варанды не оправдает эту мою подлость...<text:span text:style-name="T1">)</text:span></text:p>
      <text:p text:style-name="P12"/>
      <text:p text:style-name="P5">Следующим утром на разводе мы с Рудько стояли лицом к строю и начштаба объявил, что мы <text:soft-page-break/>уходим на дембель.</text:p>
      <text:p text:style-name="P5">Мы сделали поворот «налево!» <text:s/>— я со своим дипломатом и Рудько с синей спортивной сумкой.</text:p>
      <text:p text:style-name="P6">Через пару шагов комбат углядел на мне вельветовые туфли, <text:span text:style-name="T4">направляющиеся <text:s/>к воротам, за которыми затаилось в засаде общество, изготовясь стереть меня в порошок в первый же удобный для этого момент</text:span>. </text:p>
      <text:p text:style-name="P7">Батяня-комбат сделал последнюю отчаянную попытку спасти обречённого:</text:p>
      <text:p text:style-name="P6">- <text:span text:style-name="T4">О! А э</text:span>т чё за еби о мать?!</text:p>
      <text:p text:style-name="P6">- Да, <text:span text:style-name="T4">пусть пиздует к ебéне фéне!</text:span>- сказал начштаба.- <text:span text:style-name="T4">Заебал, блядь, он уже, на хуй.</text:span></text:p>
      <text:p text:style-name="P6"><text:span text:style-name="T4">Прощайте и вы, отцы-командиры..</text:span>.</text:p>
      <text:p text:style-name="P6"/>
      <text:p text:style-name="P6">Но и сутки спустя я всё ещё <text:span text:style-name="T1">торчал</text:span> в Ставрополе. </text:p>
      <text:p text:style-name="P6">В его аэропорту деревенского вида. </text:p>
      <text:p text:style-name="P8">Мало «отслужить как надо», надо ещё суметь вернуться.</text:p>
      <text:p text:style-name="P13"><text:span text:style-name="T5">У меня был билет до Киева, купленный в <text:s/></text:span>городской <text:span text:style-name="T7">кассе</text:span><text:span text:style-name="T5"> Аэрофлота, и я провёл ночь в гостинице, но когда приехал в этот, типа, аэропорт, посадку отложили на час, потом ещё на один и лишь к полудню наш АН-24 </text:span><text:span text:style-name="T6">пробежал по взлётной полосе и под крылом самолёта, под гул моторов, поплыли редкие облачка и топографические пейзажи.</text:span><text:span text:style-name="T5"> </text:span></text:p>
      <text:p text:style-name="P6"/>
      <text:p text:style-name="P9">Стройбат остался в прошлом, но я всё ещё оставался в стройбате и думал о старшине первой роты, что на прошлой неделе прицепился ко мне в городском автобусе. </text:p>
      <text:p text:style-name="P9">Главное, оно ему надо? Он же в гражданке был. Подвыпивший, вот и решил пошугать.</text:p>
      <text:p text:style-name="P9">- Ты чё тут? Немедленно в часть. Комбату скажу на разводе.</text:p>
      <text:p text:style-name="P9">- А я скажу, что ты был пьяный как свинья.</text:p>
      <text:p text:style-name="P9">Никто никому ничего не сказал.</text:p>
      <text:p text:style-name="P9">И тот майор тоже в гражданке был. Вообще не знаю откуда он и что.</text:p>
      <text:p text:style-name="P9">- Я — майор!- кричит.- <text:s/>Ты что себе позволяешь?!</text:p>
      <text:p text:style-name="P9">А почём я знаю, что ты майор, если ты в гражданке? </text:p>
      <text:p text:style-name="P9">Вот у меня всё ясно. Глянь на погоны — рядовой стройбата.</text:p>
      <text:p text:style-name="P9">Это мы с ним из-за буфетчицы в кафе сцепились. </text:p>
      <text:p text:style-name="P9">Ядрёная баба. Она сперва больше ко мне имела склонность, пока он майором не объявился. Может врал? </text:p>
      <text:p text:style-name="P9">Нет такую бабу не проведёшь.</text:p>
      <text:p text:style-name="P9"/>
      <text:p text:style-name="P9">Я всё ещё принадлежу стройбату, какая-то часть меня осталась в нём. </text:p>
      <text:p text:style-name="P9">Навсегда. </text:p>
      <text:p text:style-name="P9">Какую-то часть его я уношу в себе. </text:p>
      <text:p text:style-name="P9">До конца.</text:p>
      <text:p text:style-name="P9"/>
      <text:p text:style-name="P9">Но ни о чём таком я не думаю. Я — просто дембель летящий домой. </text:p>
      <text:p text:style-name="P9">Не домой, в смысле, в казарму, а домой, в смысле, домой.</text:p>
      <text:p text:style-name="P9">Хотя мать писала, что дом продали и купили пол-хаты дальше на Посёлке. </text:p>
      <text:p text:style-name="P9">Ничего, найду, адрес знаю.</text:p>
      <text:p text:style-name="P9">Но долго думать о Конотопе не получается; думать о нём я отвык, вот и думаю о привычном.</text:p>
      <text:p text:style-name="P10">Как мы водили пятигорского ударника в лётное училище, <text:s/>показывать на что он годен.</text:p>
      <text:p text:style-name="P10">Втроём пошли — Длинный, ударник тот и я, чтоб те курсанты из их вокально-инструментального ансамбля убедились, что лабух клёво стучит и поговорили б со своим замполитом приткнуть его в ЧМО при училище.</text:p>
      <text:p text:style-name="P10">Такая была идея.</text:p>
      <text:p text:style-name="P10"><text:span text:style-name="T1">Курсанты</text:span> как раз на сцене репетировали. Зал, как летний кинотеатр — без крыши.</text:p>
      <text:p text:style-name="P10">Длинный гитару их взял, ударник за барабаны сел. </text:p>
      <text:p text:style-name="P10">Ну, и врезали попурри из Джимми и Джимми. Отвели душу. </text:p>
      <text:p text:style-name="P10"><text:soft-page-break/>Как трактором проехали по тем курсантам в голубых погонах.</text:p>
      <text:p text:style-name="P10">Им же барабанщик нужен типа того, что за пионерским знаменем рядом с горнистом ходит:</text:p>
      <text:p text:style-name="P11">ду-ду-ду-дý, ду-ду-ду-дý.</text:p>
      <text:p text:style-name="P10">Вряд ли они своему замполиту хоть слово об этом приходе сказали. </text:p>
      <text:p text:style-name="P10">Чистенькие такие. Ухоженные.</text:p>
      <text:p text:style-name="P9"/>
      <text:p text:style-name="P1">Неужели всё позади? И больше не будет вечерних проверок? Ни комроты, ни начштаба, ни кусков...</text:p>
      <text:p text:style-name="P1">Лечу домой.</text:p>
      <text:p text:style-name="P1">Дома будет всё ништяк. Не зря же мечтал все эти два года; точнее не позволял себе думать о доме.</text:p>
      <text:p text:style-name="P1"/>
      <text:p text:style-name="P1"><text:span text:style-name="T8">Это м</text:span>ой первый полёт в самолёте. Не тащиться же двое суток поездом.</text:p>
      <text:p text:style-name="P1">Вот только запястье щемит. Та дура в гостинице вчера вечером. </text:p>
      <text:p text:style-name="P1">Она бы дала, да негде <text:span text:style-name="T1">было</text:span>.</text:p>
      <text:p text:style-name="P1">Говорит, пошли к тебе в номер. Я мужиков попросил — они вышли. </text:p>
      <text:p text:style-name="P1">Так пока она себе цену набивала и своими ногтями мне запястье уродовала, они возвращаться по одному начали.</text:p>
      <text:p text:style-name="P1">Сеанс окончен.</text:p>
      <text:p text:style-name="P1">А я <text:span text:style-name="T7">ведь и </text:span>не <text:span text:style-name="T1">налягáл</text:span>, сама за руку ухватила и начала когти запускать. </text:p>
      <text:p text:style-name="P1">Не Ставрополь, а рассадник садисток.</text:p>
      <text:p text:style-name="P1">Может Ольга и не заметит. А увидит — так что? Мало ли какие раны-шрамы можно получить на боевом пос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4:41:30.892920414</meta:creation-date>
    <dc:date>2017-03-02T14:41:47.676572511</dc:date>
    <dc:creator>sehrguey </dc:creator>
    <meta:editing-duration>PT16S</meta:editing-duration>
    <meta:editing-cycles>1</meta:editing-cycles>
    <meta:document-statistic meta:table-count="0" meta:image-count="0" meta:object-count="0" meta:page-count="3" meta:paragraph-count="85" meta:word-count="1074" meta:character-count="6394" meta:non-whitespace-character-count="5359"/>
    <meta:generator>LibreOffice/4.3.3.2$Linux_x86 LibreOffice_project/430m0$Build-2</meta:generator>
  </office:meta>
</office:document-meta>
</file>